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245cm" fo:margin-left="0cm" table:align="left"/>
    </style:style>
    <style:style style:name="Tabla1.A" style:family="table-column">
      <style:table-column-properties style:column-width="2.374cm"/>
    </style:style>
    <style:style style:name="Tabla1.B" style:family="table-column">
      <style:table-column-properties style:column-width="6.75cm"/>
    </style:style>
    <style:style style:name="Tabla1.C" style:family="table-column">
      <style:table-column-properties style:column-width="6.121cm"/>
    </style:style>
    <style:style style:name="Tabla1.A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Normal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P2" style:family="paragraph" style:parent-style-name="Normal">
      <style:paragraph-properties fo:text-align="center" style:justify-single-word="false"/>
      <style:text-properties style:font-name="Arial" fo:font-size="12pt" fo:language="es" fo:country="MX" fo:font-weight="bold" style:font-size-asian="12pt" style:font-weight-asian="bold"/>
    </style:style>
    <style:style style:name="P3" style:family="paragraph" style:parent-style-name="Normal">
      <style:paragraph-properties fo:text-align="justify" style:justify-single-word="false"/>
      <style:text-properties style:font-name="Arial" fo:language="es" fo:country="MX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Heading_20_1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/>
    </style:style>
    <style:style style:name="P6" style:family="paragraph" style:parent-style-name="Normal" style:list-style-name="L1">
      <style:paragraph-properties fo:text-align="justify" style:justify-single-word="false"/>
      <style:text-properties style:font-name="Arial" fo:language="es" fo:country="MX"/>
    </style:style>
    <style:style style:name="P7" style:family="paragraph" style:parent-style-name="Normal">
      <style:paragraph-properties fo:text-align="justify" style:justify-single-word="false"/>
      <style:text-properties style:font-name="Arial" fo:font-size="12pt" fo:language="es" fo:country="MX" officeooo:rsid="0012de56" officeooo:paragraph-rsid="0012de56" style:font-size-asian="12pt"/>
    </style:style>
    <style:style style:name="P8" style:family="paragraph" style:parent-style-name="Normal">
      <style:paragraph-properties fo:text-align="center" style:justify-single-word="false"/>
      <style:text-properties style:font-name="Arial" fo:font-size="12pt" fo:language="es" fo:country="MX" officeooo:rsid="0012de56" officeooo:paragraph-rsid="0012de56" style:font-size-asian="12pt"/>
    </style:style>
    <style:style style:name="P9" style:family="paragraph" style:parent-style-name="Normal">
      <style:paragraph-properties fo:text-align="justify" style:justify-single-word="false"/>
      <style:text-properties style:font-name="Arial" fo:font-size="12pt" fo:language="es" fo:country="MX" officeooo:rsid="0014b40d" officeooo:paragraph-rsid="0014b40d" style:font-size-asian="12pt"/>
    </style:style>
    <style:style style:name="P10" style:family="paragraph" style:parent-style-name="Normal">
      <style:paragraph-properties fo:text-align="center" style:justify-single-word="false"/>
      <style:text-properties style:font-name="Arial" fo:font-size="12pt" fo:language="es" fo:country="MX" officeooo:rsid="0014b40d" officeooo:paragraph-rsid="0014b40d" style:font-size-asian="12pt"/>
    </style:style>
    <style:style style:name="T1" style:family="text">
      <style:text-properties fo:language="es" fo:country="MX"/>
    </style:style>
    <style:style style:name="T2" style:family="text">
      <style:text-properties style:font-name="Arial" fo:font-size="12pt" style:font-size-asian="12pt"/>
    </style:style>
    <style:style style:name="T3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 style:writing-mode="lr-tb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Text Box 2" text:anchor-type="paragraph" svg:x="0.065cm" svg:y="0.499cm" svg:width="15.136cm" style:rel-width="scale" svg:height="7.985cm" style:rel-height="scale" draw:z-index="0"><draw:text-box><text:p text:style-name="P3"><text:tab/>Para la siguiente priorización se ha evaluado cada caso de uso contra cada uno de los siguientes criterios asignándoles valor entre 0 y 3 (0 = no aplica, 1 = poco relevante, 2 = medianamente relevante y 3 = muy relevante). Para cada caso de uso se ha sumado el valor obtenido en cada criterio. La tabla se ordena de mayor a menor prioridad.</text:p><text:p text:style-name="P3"/><text:list xml:id="list6434590325002350576" text:style-name="L1"><text:list-item><text:p text:style-name="P6">El caso de uso tiene impacto importante en el diseño del sistema, puede ser porque agrega muchas clases a la capa intermedia o porque requiere muchos servicios de persistencia (capa de base de datos).</text:p></text:list-item><text:list-item><text:p text:style-name="P6">El análisis del caso de uso facilitará profundizar en el diseño del sistema a un costo de tiempo relativamente bajo.</text:p></text:list-item><text:list-item><text:p text:style-name="P6">El caso de uso involucra riesgos importantes asociados con tiempos de entrega, funciones complejas, tecnología poco conocida, personal con experiencia cuya presencia en el proyecto es inestable u otros.</text:p></text:list-item><text:list-item><text:p text:style-name="P6">El caso de uso representa un proceso muy importante del negocio.</text:p></text:list-item><text:list-item><text:p text:style-name="P6">El desarrollo del caso de uso representará ahorro en costos o ganancias significativas para la organización usuaria.</text:p></text:list-item></text:list><text:p text:style-name="Normal"/></draw:text-box></draw:frame>Priorización de casos de uso</text:h>
      <text:p text:style-name="P1"/>
      <text:p text:style-name="P4"><text:span text:style-name="Default_20_Paragraph_20_Font"><text:span text:style-name="T2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Prioridad </text:p>
          </table:table-cell>
          <table:table-cell table:style-name="Tabla1.A1" office:value-type="string">
            <text:p text:style-name="P2">Nombre del caso de uso</text:p>
          </table:table-cell>
          <table:table-cell table:style-name="Tabla1.A1" office:value-type="string">
            <text:p text:style-name="P2">Justificación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8">Realizar Venta</text:p>
          </table:table-cell>
          <table:table-cell table:style-name="Tabla1.A1" office:value-type="string">
            <text:p text:style-name="P7">Es el proceso que se realiza una mayor cantidad de veces y del mismo dependen muchos otros casos </text:p>
          </table:table-cell>
        </table:table-row>
        <table:table-row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8">Realizar Pedido Sucursal</text:p>
          </table:table-cell>
          <table:table-cell table:style-name="Tabla1.A1" office:value-type="string">
            <text:p text:style-name="P7">Con el mismo se mantendría informado a los encargados de los nivel óptimos del stock </text:p>
          </table:table-cell>
        </table:table-row>
        <table:table-row>
          <table:table-cell table:style-name="Tabla1.A1" office:value-type="string">
            <text:p text:style-name="P10">3</text:p>
          </table:table-cell>
          <table:table-cell table:style-name="Tabla1.A1" office:value-type="string">
            <text:p text:style-name="P10">Administrador</text:p>
          </table:table-cell>
          <table:table-cell table:style-name="Tabla1.A1" office:value-type="string">
            <text:p text:style-name="P9">Con este proceso se pretende crear y administrar a la persona encargada de la sucursal y del personal</text:p>
          </table:table-cell>
        </table:table-row>
        <table:table-row>
          <table:table-cell table:style-name="Tabla1.A1" office:value-type="string">
            <text:p text:style-name="P10">3</text:p>
          </table:table-cell>
          <table:table-cell table:style-name="Tabla1.A1" office:value-type="string">
            <text:p text:style-name="P10">Registrar Producto</text:p>
          </table:table-cell>
          <table:table-cell table:style-name="Tabla1.A1" office:value-type="string">
            <text:p text:style-name="P9">Para el proceso es fundamental ya que sin ingresar productos en el sistema no se pueden realizar otros procesos asociados</text:p>
          </table:table-cell>
        </table:table-row>
        <table:table-row>
          <table:table-cell table:style-name="Tabla1.A1" office:value-type="string">
            <text:p text:style-name="P10">2</text:p>
          </table:table-cell>
          <table:table-cell table:style-name="Tabla1.A1" office:value-type="string">
            <text:p text:style-name="P10">Recibir Pedido</text:p>
          </table:table-cell>
          <table:table-cell table:style-name="Tabla1.A1" office:value-type="string">
            <text:p text:style-name="P9">Tiene parte importante en el proceso pero depende directamente de pedido y del administrador</text:p>
          </table:table-cell>
        </table:table-row>
        <table:table-row>
          <table:table-cell table:style-name="Tabla1.A1" office:value-type="string">
            <text:p text:style-name="P10">2</text:p>
          </table:table-cell>
          <table:table-cell table:style-name="Tabla1.A1" office:value-type="string">
            <text:p text:style-name="P10">Actualizar Producto</text:p>
          </table:table-cell>
          <table:table-cell table:style-name="Tabla1.A1" office:value-type="string">
            <text:p text:style-name="P9">El mismo depende del registro de un producto previo y ademas no es siempre que se actualizan productos</text:p>
          </table:table-cell>
        </table:table-row>
        <table:table-row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Realizar Pedido Distribuidor</text:p>
          </table:table-cell>
          <table:table-cell table:style-name="Tabla1.A1" office:value-type="string">
            <text:p text:style-name="P9">Al no ser el fuerte de la empresa y ser meramente pocos productos y se relaciona muy poco con el sistema</text:p>
          </table:table-cell>
        </table:table-row>
        <table:table-row>
          <table:table-cell table:style-name="Tabla1.A1" office:value-type="string">
            <text:p text:style-name="P10">0</text:p>
          </table:table-cell>
          <table:table-cell table:style-name="Tabla1.A1" office:value-type="string">
            <text:p text:style-name="P10">Actualizar Empleados</text:p>
          </table:table-cell>
          <table:table-cell table:style-name="Tabla1.A1" office:value-type="string">
            <text:p text:style-name="P9">No es un caso que se tenga que realizar con mucha frecuencia y depende del administrador</text:p>
          </table:table-cell>
        </table:table-row>
        <text:soft-page-break/>
        <table:table-row>
          <table:table-cell table:style-name="Tabla1.A1" office:value-type="string">
            <text:p text:style-name="P10">0</text:p>
          </table:table-cell>
          <table:table-cell table:style-name="Tabla1.A1" office:value-type="string">
            <text:p text:style-name="P10">Notificar Retraso del Pedido</text:p>
          </table:table-cell>
          <table:table-cell table:style-name="Tabla1.A1" office:value-type="string">
            <text:p text:style-name="P9">Es una excepción que no afecta al funcionamiento del sistema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2pt" fo:language="es" fo:country="MX" style:font-size-asian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note_20_Text" style:display-name="Footnote Text" style:family="paragraph" style:parent-style-name="Normal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65%"/>
    </style:style>
    <style:style style:name="Footnote_20_Symbol" style:display-name="Footnote Symbol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language="es" fo:country="MX"/>
    </style:style>
    <style:style style:name="MT2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number:date-style style:name="N10106" number:language="es" number:country="MX">
      <number:day number:calendar="gregorian" number:style="long"/>
      <number:text>/</number:text>
      <number:month number:calendar="gregorian" number:style="long"/>
      <number:text>/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Default_20_Paragraph_20_Font"><text:span text:style-name="MT1">Sistema:<text:tab/><text:tab/></text:span></text:span><text:span text:style-name="Default_20_Paragraph_20_Font"><text:span text:style-name="MT1"><text:date style:data-style-name="N10106" text:date-value="2016-09-06T10:59:49.903000183">06/09/2016</text:date></text:span></text:span></text:p>
        <text:p text:style-name="Header"><text:span text:style-name="Default_20_Paragraph_20_Font"><text:span text:style-name="MT1">Elaborado por:<text:tab/><text:tab/></text:span></text:span><text:span text:style-name="Page_20_Number"><text:page-number text:select-page="current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>Priorización de casos de uso</dc:title>
    <dc:subject/>
    <meta:initial-creator>Alan Calderón</meta:initial-creator>
    <meta:creation-date>2016-09-06T08:24:00Z</meta:creation-date>
    <dc:date>2016-09-06T10:59:49.888000000</dc:date>
    <meta:editing-cycles>3</meta:editing-cycles>
    <meta:editing-duration>PT1M</meta:editing-duration>
    <meta:document-statistic meta:table-count="1" meta:image-count="0" meta:object-count="0" meta:page-count="2" meta:paragraph-count="39" meta:word-count="377" meta:character-count="2196" meta:non-whitespace-character-count="1857"/>
    <meta:template xlink:type="simple" xlink:actuate="onRequest" xlink:title="" xlink:href="Normal"/>
  </office:meta>
</office:document-meta>
</file>